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officeooo:paragraph-rsid="001d80c3" style:font-size-asian="13pt" style:font-size-complex="13pt"/>
    </style:style>
    <style:style style:name="P2" style:family="paragraph" style:parent-style-name="Standard">
      <style:text-properties fo:font-size="13pt" fo:language="ru" fo:country="RU" officeooo:rsid="001d80c3" officeooo:paragraph-rsid="001d80c3" style:font-size-asian="13pt" style:font-size-complex="13pt"/>
    </style:style>
    <style:style style:name="P3" style:family="paragraph" style:parent-style-name="Standard">
      <style:text-properties fo:font-size="13pt" fo:language="ru" fo:country="RU" fo:font-weight="normal" officeooo:rsid="001d80c3" officeooo:paragraph-rsid="001d80c3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language="ru" fo:country="RU" fo:font-weight="normal" officeooo:rsid="0022d583" officeooo:paragraph-rsid="0022d583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language="ru" fo:country="RU" fo:font-weight="normal" officeooo:rsid="0023fd9c" officeooo:paragraph-rsid="0023fd9c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language="ru" fo:country="RU" fo:font-weight="normal" officeooo:rsid="0025f284" officeooo:paragraph-rsid="0025f284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language="ru" fo:country="RU" fo:font-weight="bold" officeooo:rsid="001d80c3" officeooo:paragraph-rsid="001d80c3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language="ru" fo:country="RU" fo:font-weight="bold" officeooo:rsid="0022d583" officeooo:paragraph-rsid="0022d583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language="en" fo:country="US" fo:font-weight="bold" officeooo:rsid="001d80c3" officeooo:paragraph-rsid="001d80c3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paragraph-rsid="001d80c3" style:font-size-asian="13pt" style:font-weight-asian="bold" style:font-size-complex="13pt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language="ru" fo:country="RU"/>
    </style:style>
    <style:style style:name="T3" style:family="text">
      <style:text-properties style:font-name="Calibri" fo:language="ru" fo:country="RU" officeooo:rsid="001d80c3"/>
    </style:style>
    <style:style style:name="T4" style:family="text">
      <style:text-properties style:font-name="Calibri" fo:language="en" fo:country="US"/>
    </style:style>
    <style:style style:name="T5" style:family="text">
      <style:text-properties style:font-name="Calibri" fo:language="en" fo:country="US" officeooo:rsid="001d80c3"/>
    </style:style>
    <style:style style:name="T6" style:family="text">
      <style:text-properties style:font-name="Calibri" fo:language="en" fo:country="US" officeooo:rsid="001dac52"/>
    </style:style>
    <style:style style:name="T7" style:family="text">
      <style:text-properties style:font-name="Calibri" fo:language="en" fo:country="US" officeooo:rsid="0023fd9c"/>
    </style:style>
    <style:style style:name="T8" style:family="text">
      <style:text-properties style:font-name="Calibri" fo:language="en" fo:country="US" officeooo:rsid="0027be24"/>
    </style:style>
    <style:style style:name="T9" style:family="text">
      <style:text-properties style:font-name="Calibri" fo:language="en" fo:country="US" officeooo:rsid="002afb53"/>
    </style:style>
    <style:style style:name="T10" style:family="text">
      <style:text-properties style:font-name="Calibri" officeooo:rsid="001dac52"/>
    </style:style>
    <style:style style:name="T11" style:family="text">
      <style:text-properties style:font-name="Calibri" officeooo:rsid="001e8d09"/>
    </style:style>
    <style:style style:name="T12" style:family="text">
      <style:text-properties style:font-name="Calibri" officeooo:rsid="0022f677"/>
    </style:style>
    <style:style style:name="T13" style:family="text">
      <style:text-properties style:font-name="Calibri" officeooo:rsid="0023fd9c"/>
    </style:style>
    <style:style style:name="T14" style:family="text">
      <style:text-properties style:font-name="Calibri" officeooo:rsid="0027be24"/>
    </style:style>
    <style:style style:name="T15" style:family="text">
      <style:text-properties style:font-name="Calibri" officeooo:rsid="00290070"/>
    </style:style>
    <style:style style:name="T16" style:family="text">
      <style:text-properties style:font-name="Calibri" officeooo:rsid="002afb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Заметки по устройству </text:span><text:span text:style-name="T5">DCache.</text:span></text:p>
      <text:p text:style-name="P1"/>
      <text:p text:style-name="P2"><text:span text:style-name="T1">Кеш данных </text:span><text:span text:style-name="T4">(DCache) </text:span><text:span text:style-name="T1">содержит следующие схемы:</text:span></text:p>
      <text:p text:style-name="P2"><text:span text:style-name="T1">- </text:span><text:span text:style-name="T4">RS-</text:span><text:span text:style-name="T1">триггер </text:span><text:span text:style-name="T4">(Read/Write Control)</text:span></text:p>
      <text:p text:style-name="P2"><text:span text:style-name="T1">- Декодер ряда</text:span></text:p>
      <text:p text:style-name="P2"><text:span text:style-name="T1">- Декодер столбца</text:span></text:p>
      <text:p text:style-name="P2"><text:span text:style-name="T1">- Схема выбора байта </text:span><text:span text:style-name="T4">(Byte Select)</text:span></text:p>
      <text:p text:style-name="P2"><text:span text:style-name="T1">- Массив ячеек</text:span></text:p>
      <text:p text:style-name="P2"><text:span text:style-name="T1">- Схема для само-очистки </text:span><text:span text:style-name="T4">RS-</text:span><text:span text:style-name="T1">триггера (отключена)</text:span></text:p>
      <text:p text:style-name="P2"/>
      <text:p text:style-name="P9"><text:span text:style-name="T1">RS-</text:span><text:span text:style-name="T2">триггер</text:span></text:p>
      <text:p text:style-name="P9"/>
      <text:p text:style-name="P3"><text:span text:style-name="T1">Ключевой элемент схемы. Когда триггер равен 1 — это означает что происходит цикл чтения/записи </text:span><text:span text:style-name="T16">и значения защёлок для выбора ряда/колонки обновляется</text:span><text:span text:style-name="T1">. Когда триггер равен 0 — </text:span><text:span text:style-name="T16">значения</text:span><text:span text:style-name="T1"> ряд</text:span><text:span text:style-name="T16">а</text:span><text:span text:style-name="T1">/колонки </text:span><text:span text:style-name="T16">не изменяется (но и наружу/внутрь ничего не проходит).</text:span></text:p>
      <text:p text:style-name="P3"/>
      <text:p text:style-name="P3"><text:span text:style-name="T1">Триггер может быть установлен сигналом </text:span><text:span text:style-name="T4">#WORD (</text:span><text:span text:style-name="T1">цикл работы целыми словами), либо при выборе индивидуальных байтов (сигналы </text:span><text:span text:style-name="T4">#BS0 … #BS5).</text:span></text:p>
      <text:p text:style-name="P3"/>
      <text:p text:style-name="P3"><text:span text:style-name="T1">Разработчики зарезервировали для схемы длину слова равную 6 байтам (48 бит), однако контрольные сигналы </text:span><text:span text:style-name="T4">#BS4 </text:span><text:span text:style-name="T1">и </text:span><text:span text:style-name="T4">#BS5 </text:span><text:span text:style-name="T1">всегда заведены на 1, поэтому реально размер слова составляет 4 байта </text:span><text:span text:style-name="T4">(32 </text:span><text:span text:style-name="T1">бита).</text:span></text:p>
      <text:p text:style-name="P3"/>
      <text:p text:style-name="P3"><text:span text:style-name="T1">Особенность работы </text:span><text:span text:style-name="T4">RS-</text:span><text:span text:style-name="T1">триггера заключается в том, что его установка (сигналами </text:span><text:span text:style-name="T4">#WORD </text:span><text:span text:style-name="T1">или </text:span><text:span text:style-name="T4">#BS0-#BS5) </text:span><text:span text:style-name="T1">производится только по спадающему фронту сигнала </text:span><text:span text:style-name="T4">#CS (Chip Select), </text:span><text:span text:style-name="T1">а очистка производится по уровню сигналов </text:span><text:span text:style-name="T4">#RES / #RWC.</text:span></text:p>
      <text:p text:style-name="P3"/>
      <text:p text:style-name="P7"><text:span text:style-name="T1">Схема само-очистки </text:span><text:span text:style-name="T4">RS-</text:span><text:span text:style-name="T1">триггера</text:span></text:p>
      <text:p text:style-name="P7"/>
      <text:p text:style-name="P3"><text:span text:style-name="T1">Предполагалось, что </text:span><text:span text:style-name="T4">RS-</text:span><text:span text:style-name="T1">триггер может само-очищаться </text:span><text:span text:style-name="T10">контрольным сигналом </text:span><text:span text:style-name="T6">#RWC</text:span><text:span text:style-name="T1">, чтобы завершить цикл чтения/записи, но по какой-то причине эта схема была отключена </text:span><text:span text:style-name="T6">(#RWC </text:span><text:span text:style-name="T10">всегда равен 1</text:span><text:span text:style-name="T6">) </text:span><text:span text:style-name="T1">и поэтому цикл завершается «вручную», сигналом </text:span><text:span text:style-name="T4">#RES, </text:span><text:span text:style-name="T1">который оч</text:span><text:span text:style-name="T11">и</text:span><text:span text:style-name="T1">щает </text:span><text:span text:style-name="T4">RS-</text:span><text:span text:style-name="T1">триггер.</text:span></text:p>
      <text:p text:style-name="P3"/>
      <text:p text:style-name="P8"><text:span text:style-name="T1">Массив ячеек.</text:span></text:p>
      <text:p text:style-name="P8"/>
      <text:p text:style-name="P4"><text:span text:style-name="T1">Ячейки организованы в виде 32-х рядов + </text:span><text:span text:style-name="T13">32</text:span><text:span text:style-name="T1"> восьмиб</text:span><text:span text:style-name="T13">итовых</text:span><text:span text:style-name="T1"> столбца </text:span><text:span text:style-name="T12">(всего </text:span><text:span text:style-name="T7">8192</text:span><text:span text:style-name="T12"> </text:span><text:span text:style-name="T13">бит</text:span><text:span text:style-name="T12">).</text:span></text:p>
      <text:p text:style-name="P4"/>
      <text:p text:style-name="P5"><text:span text:style-name="T12">5 </text:span><text:span text:style-name="T1">контрольных линий </text:span><text:span text:style-name="T4">R0-R4 </text:span><text:span text:style-name="T1">выбирают ряд.</text:span></text:p>
      <text:p text:style-name="P5"><text:span text:style-name="T1">3 контрольных линии </text:span><text:span text:style-name="T4">A0-A2 </text:span><text:span text:style-name="T1">выбирают бит внутри столбца</text:span></text:p>
      <text:p text:style-name="P6"><text:span text:style-name="T1">Контрольные линии </text:span><text:span text:style-name="T4">#BS0 … #BS4 </text:span><text:span text:style-name="T1">выбирают соответственно группу из 8 столбцов, которая формирует байт </text:span><text:span text:style-name="T8">(#BS0 </text:span><text:span text:style-name="T14">выбирает столбцы 0 — 7 и т. д.)</text:span></text:p>
      <text:p text:style-name="P6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1S</meta:editing-duration>
    <meta:editing-cycles>15</meta:editing-cycles>
    <meta:generator>LibreOffice/4.3.0.4$Windows_x86 LibreOffice_project/62ad5818884a2fc2e5780dd45466868d41009ec0</meta:generator>
    <dc:date>2014-09-10T23:53:01.921000000</dc:date>
    <meta:document-statistic meta:table-count="0" meta:image-count="0" meta:object-count="0" meta:page-count="1" meta:paragraph-count="20" meta:word-count="238" meta:character-count="1666" meta:non-whitespace-character-count="1445"/>
    <meta:user-defined meta:name="Info 1"/>
    <meta:user-defined meta:name="Info 2"/>
    <meta:user-defined meta:name="Info 3"/>
    <meta:user-defined meta:name="Info 4"/>
  </office:meta>
</office:document-meta>
</file>